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.203cm" svg:stroke-color="#ff3333" draw:marker-start="" draw:marker-start-width="0.812cm" draw:marker-start-center="false" draw:marker-end="" draw:marker-end-width="0.812cm" draw:marker-end-center="false" draw:fill="solid" draw:fill-color="#ff3333" draw:textarea-horizontal-align="justify" draw:textarea-vertical-align="middle" draw:auto-grow-height="false" fo:min-height="0cm" fo:min-width="0cm" fo:padding-top="0.226cm" fo:padding-bottom="0.226cm" fo:padding-left="0.351cm" fo:padding-right="0.351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cm" svg:stroke-color="#ff3333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middle" draw:auto-grow-height="false" fo:min-height="0.1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cm" svg:stroke-color="#ff3333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middle" draw:auto-grow-height="false" fo:min-height="0.1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cm" svg:stroke-color="#ff3333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middle" draw:auto-grow-height="false" fo:min-height="0.1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.152cm" svg:stroke-color="#0000ff" draw:marker-start="" draw:marker-start-width="0.66cm" draw:marker-start-center="false" draw:marker-end="" draw:marker-end-width="0.66cm" draw:marker-end-center="false" draw:fill="none" draw:fill-color="#729fcf" draw:textarea-horizontal-align="justify" draw:textarea-vertical-align="middle" fo:padding-top="0.201cm" fo:padding-bottom="0.201cm" fo:padding-left="0.326cm" fo:padding-right="0.326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.152cm" svg:stroke-color="#0000ff" draw:marker-start="" draw:marker-start-width="0.66cm" draw:marker-start-center="false" draw:marker-end="" draw:marker-end-width="0.66cm" draw:marker-end-center="false" draw:fill="none" draw:fill-color="#729fcf" draw:textarea-horizontal-align="justify" draw:textarea-vertical-align="middle" fo:padding-top="0.201cm" fo:padding-bottom="0.201cm" fo:padding-left="0.326cm" fo:padding-right="0.326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svg:stroke-width="0.152cm" svg:stroke-color="#0000ff" draw:marker-start="" draw:marker-start-width="0.66cm" draw:marker-start-center="false" draw:marker-end="" draw:marker-end-width="0.66cm" draw:marker-end-center="false" draw:fill="none" draw:fill-color="#729fcf" draw:textarea-horizontal-align="justify" draw:textarea-vertical-align="middle" fo:padding-top="0.201cm" fo:padding-bottom="0.201cm" fo:padding-left="0.326cm" fo:padding-right="0.326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3.115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556cm" fo:min-width="3.409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.203cm" svg:stroke-color="#ff3333" draw:marker-start="" draw:marker-start-width="0.812cm" draw:marker-start-center="false" draw:marker-end="" draw:marker-end-width="0.812cm" draw:marker-end-center="false" draw:fill="solid" draw:fill-color="#ff3333" draw:textarea-horizontal-align="justify" draw:textarea-vertical-align="middle" draw:auto-grow-height="false" fo:min-height="0cm" fo:min-width="0cm" fo:padding-top="0.226cm" fo:padding-bottom="0.226cm" fo:padding-left="0.351cm" fo:padding-right="0.351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.152cm" svg:stroke-color="#0000ff" draw:marker-start="" draw:marker-start-width="0.66cm" draw:marker-start-center="false" draw:marker-end="" draw:marker-end-width="0.66cm" draw:marker-end-center="false" draw:fill="none" draw:fill-color="#729fcf" draw:textarea-horizontal-align="justify" draw:textarea-vertical-align="middle" fo:padding-top="0.201cm" fo:padding-bottom="0.201cm" fo:padding-left="0.326cm" fo:padding-right="0.326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opacity="0%" draw:textarea-horizontal-align="justify" draw:textarea-vertical-align="middle" draw:auto-grow-height="false" fo:min-height="2.671cm" fo:min-width="5.596cm" fo:padding-top="0.125cm" fo:padding-bottom="0.125cm" fo:padding-left="0.25cm" fo:padding-right="0.25cm" draw:shadow="hidden" draw:shadow-offset-x="0.2cm" draw:shadow-offset-y="0.2cm" draw:shadow-color="#808080" draw:shadow-opacity="0%"/>
    </style:style>
    <style:style style:name="gr16" style:family="graphic" style:parent-style-name="standard" style:list-style-name="L2">
      <style:graphic-properties draw:stroke="solid" svg:stroke-width="0cm" svg:stroke-color="#ff3333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middle" draw:auto-grow-height="false" fo:min-height="0.1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.152cm" svg:stroke-color="#0000ff" draw:marker-start="" draw:marker-start-width="0.66cm" draw:marker-start-center="false" draw:marker-end="" draw:marker-end-width="0.66cm" draw:marker-end-center="false" draw:fill="none" draw:fill-color="#729fcf" draw:textarea-horizontal-align="justify" draw:textarea-vertical-align="middle" fo:padding-top="0.201cm" fo:padding-bottom="0.201cm" fo:padding-left="0.326cm" fo:padding-right="0.326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152cm" svg:stroke-color="#0000ff" draw:marker-start="" draw:marker-start-width="0.66cm" draw:marker-start-center="false" draw:marker-end="" draw:marker-end-width="0.66cm" draw:marker-end-center="false" draw:fill="none" draw:fill-color="#729fcf" draw:textarea-horizontal-align="justify" draw:textarea-vertical-align="middle" fo:padding-top="0.201cm" fo:padding-bottom="0.201cm" fo:padding-left="0.326cm" fo:padding-right="0.326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152cm" svg:stroke-color="#0000ff" draw:marker-start="" draw:marker-start-width="0.66cm" draw:marker-start-center="false" draw:marker-end="" draw:marker-end-width="0.66cm" draw:marker-end-center="false" draw:fill="none" draw:fill-color="#729fcf" draw:textarea-horizontal-align="justify" draw:textarea-vertical-align="middle" fo:padding-top="0.201cm" fo:padding-bottom="0.201cm" fo:padding-left="0.326cm" fo:padding-right="0.326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.152cm" svg:stroke-color="#0000ff" draw:marker-start="" draw:marker-start-width="0.66cm" draw:marker-start-center="false" draw:marker-end="" draw:marker-end-width="0.66cm" draw:marker-end-center="false" draw:fill="none" draw:fill-color="#729fcf" draw:textarea-horizontal-align="justify" draw:textarea-vertical-align="middle" fo:padding-top="0.201cm" fo:padding-bottom="0.201cm" fo:padding-left="0.326cm" fo:padding-right="0.326cm" draw:shadow="hidden" draw:shadow-offset-x="0.2cm" draw:shadow-offset-y="0.2cm" draw:shadow-color="#808080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27cm" svg:y1="14.091cm" svg:x2="15.03cm" svg:y2="14.091cm">
          <text:p/>
        </draw:line>
        <draw:line draw:style-name="gr2" draw:text-style-name="P1" draw:layer="layout" svg:x1="3.727cm" svg:y1="14.091cm" svg:x2="3.727cm" svg:y2="8.884cm">
          <text:p/>
        </draw:line>
        <draw:line draw:style-name="gr3" draw:text-style-name="P1" draw:layer="layout" svg:x1="3.727cm" svg:y1="14.091cm" svg:x2="3.727cm" svg:y2="19.806cm">
          <text:p/>
        </draw:line>
        <draw:custom-shape draw:style-name="gr4" draw:text-style-name="P2" draw:layer="layout" svg:width="0.508cm" svg:height="0.508cm" svg:x="4.553cm" svg:y="10.9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508cm" svg:height="0.508cm" svg:x="6.87cm" svg:y="15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08cm" svg:height="0.508cm" svg:x="9.157cm" svg:y="17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508cm" svg:height="0.508cm" svg:x="11.728cm" svg:y="12.18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683cm" svg:y1="9.89cm" svg:x2="5.826cm" svg:y2="18.907cm">
          <text:p/>
        </draw:line>
        <draw:line draw:style-name="gr9" draw:text-style-name="P1" draw:layer="layout" svg:x1="7.096cm" svg:y1="13.446cm" svg:x2="10.398cm" svg:y2="19.796cm">
          <text:p/>
        </draw:line>
        <draw:line draw:style-name="gr10" draw:text-style-name="P1" draw:layer="layout" svg:x1="10.398cm" svg:y1="19.669cm" svg:x2="12.303cm" svg:y2="11.287cm">
          <text:p/>
        </draw:line>
        <draw:frame draw:style-name="gr11" draw:text-style-name="P4" draw:layer="layout" svg:width="3.495cm" svg:height="0.962cm" svg:x="14.329cm" svg:y="10.081cm">
          <draw:text-box>
            <text:p text:style-name="P3"><text:span text:style-name="T1">Interpolant</text:span></text:p>
          </draw:text-box>
        </draw:frame>
        <draw:frame draw:style-name="gr12" draw:text-style-name="P4" draw:layer="layout" svg:width="3.652cm" svg:height="0.806cm" svg:x="14.299cm" svg:y="8.884cm">
          <draw:text-box>
            <text:p text:style-name="P3"><text:span text:style-name="T1">Data Points</text:span></text:p>
          </draw:text-box>
        </draw:frame>
        <draw:custom-shape draw:style-name="gr13" draw:text-style-name="P2" draw:layer="layout" svg:width="0.508cm" svg:height="0.508cm" svg:x="12.681cm" svg:y="8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1.855cm" svg:y1="10.535cm" svg:x2="14.141cm" svg:y2="10.535cm">
          <text:p/>
        </draw:line>
        <draw:custom-shape draw:style-name="gr15" draw:text-style-name="P5" draw:layer="layout" svg:width="6.096cm" svg:height="2.921cm" svg:x="11.474cm" svg:y="8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0.508cm" svg:height="0.508cm" svg:x="13.489cm" svg:y="15.88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2.303cm" svg:y1="11.287cm" svg:x2="13.743cm" svg:y2="16.135cm">
          <text:p/>
        </draw:line>
        <draw:line draw:style-name="gr18" draw:text-style-name="P1" draw:layer="layout" svg:x1="6.461cm" svg:y1="14.335cm" svg:x2="7.223cm" svg:y2="21.701cm">
          <text:p/>
        </draw:line>
        <draw:line draw:style-name="gr19" draw:text-style-name="P1" draw:layer="layout" svg:x1="5.826cm" svg:y1="18.653cm" svg:x2="6.461cm" svg:y2="14.208cm">
          <text:p/>
        </draw:line>
        <draw:line draw:style-name="gr20" draw:text-style-name="P1" draw:layer="layout" svg:x1="7.096cm" svg:y1="13.319cm" svg:x2="7.223cm" svg:y2="21.7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16:39:57.731423647</meta:creation-date>
    <dc:date>2017-11-24T16:43:00.159405726</dc:date>
    <meta:editing-duration>PT3M2S</meta:editing-duration>
    <meta:editing-cycles>1</meta:editing-cycles>
    <meta:document-statistic meta:object-count="20"/>
    <meta:generator>LibreOffice/5.2.2.2$Linux_X86_64 LibreOffice_project/20m0$Build-2</meta:generator>
  </office:meta>
</office:document-meta>
</file>